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2" fo:font-weight="bold" officeooo:paragraph-rsid="0058fbe7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2" fo:font-weight="bold" officeooo:rsid="0035db3e" officeooo:paragraph-rsid="0058fbe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58fbe7"/>
    </style:style>
    <style:style style:name="P4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1ae3ab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4a17bb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4f15a5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4d6751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19eb27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27aaf2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44707e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311736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officeooo:paragraph-rsid="004a17bb"/>
    </style:style>
    <style:style style:name="P13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officeooo:paragraph-rsid="004d6751"/>
    </style:style>
    <style:style style:name="P14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04b019b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officeooo:paragraph-rsid="004a17bb"/>
    </style:style>
    <style:style style:name="P1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2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17" style:family="paragraph" style:parent-style-name="Standard">
      <style:text-properties style:text-line-through-style="solid" style:text-line-through-type="single" style:font-name="DejaVu Sans Condensed2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2" fo:font-size="12pt" fo:font-style="italic" fo:font-weight="normal" officeooo:rsid="00263f21" officeooo:paragraph-rsid="00263f21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2" fo:font-size="12pt" fo:font-style="italic" fo:font-weight="normal" officeooo:rsid="0019eb27" officeooo:paragraph-rsid="0019eb27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2" fo:font-size="12pt" fo:font-weight="normal" officeooo:rsid="0019eb27" officeooo:paragraph-rsid="002de971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2" fo:font-size="12pt" fo:font-weight="normal" officeooo:rsid="0019eb27" officeooo:paragraph-rsid="001ae3ab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2" fo:font-size="12pt" fo:font-weight="normal" officeooo:rsid="0019eb27" officeooo:paragraph-rsid="0019eb27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2" fo:font-size="12pt" fo:font-weight="normal" officeooo:rsid="0054f951" officeooo:paragraph-rsid="0054f951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2" fo:font-size="12pt" fo:font-weight="normal" officeooo:rsid="003274bb" officeooo:paragraph-rsid="003274b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2" fo:font-size="12pt" fo:font-weight="normal" officeooo:rsid="004a17bb" officeooo:paragraph-rsid="004b019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2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2" fo:font-size="12pt" fo:font-weight="normal" officeooo:rsid="00242ae4" officeooo:paragraph-rsid="003148d5" style:font-size-asian="12pt" style:font-weight-asian="normal" style:font-size-complex="12pt" style:font-weight-complex="normal"/>
    </style:style>
    <style:style style:name="P28" style:family="paragraph" style:parent-style-name="Standard" style:list-style-name="L5">
      <style:text-properties style:text-line-through-style="solid" style:text-line-through-type="single" style:font-name="DejaVu Sans Condensed2" fo:font-size="12pt" officeooo:rsid="003148d5" officeooo:paragraph-rsid="003148d5" style:font-size-asian="12pt" style:font-size-complex="12pt"/>
    </style:style>
    <style:style style:name="P29" style:family="paragraph" style:parent-style-name="Standard" style:list-style-name="L5">
      <style:text-properties style:text-line-through-style="solid" style:text-line-through-type="single" style:font-name="DejaVu Sans Condensed2" fo:font-size="12pt" officeooo:rsid="00179cd7" officeooo:paragraph-rsid="003148d5" style:font-size-asian="12pt" style:font-size-complex="12pt"/>
    </style:style>
    <style:style style:name="P30" style:family="paragraph" style:parent-style-name="Standard" style:list-style-name="L5">
      <style:text-properties style:text-line-through-style="solid" style:text-line-through-type="single" style:font-name="DejaVu Sans Condensed2" fo:font-size="12pt" officeooo:rsid="00474790" officeooo:paragraph-rsid="00474790" style:font-size-asian="12pt" style:font-size-complex="12pt"/>
    </style:style>
    <style:style style:name="P31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4b019b" officeooo:paragraph-rsid="004b019b"/>
    </style:style>
    <style:style style:name="P32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4b019b" officeooo:paragraph-rsid="004fc339"/>
    </style:style>
    <style:style style:name="P33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318ab0" officeooo:paragraph-rsid="00318ab0"/>
    </style:style>
    <style:style style:name="P34" style:family="paragraph" style:parent-style-name="Standard" style:list-style-name="L5">
      <style:text-properties style:text-line-through-style="solid" style:text-line-through-type="single" officeooo:rsid="0050ff12" officeooo:paragraph-rsid="0050ff12"/>
    </style:style>
    <style:style style:name="P35" style:family="paragraph" style:parent-style-name="Standard" style:list-style-name="L5">
      <style:text-properties style:text-line-through-style="solid" style:text-line-through-type="single" officeooo:paragraph-rsid="004958b0"/>
    </style:style>
    <style:style style:name="P36" style:family="paragraph" style:parent-style-name="Standard" style:list-style-name="L5">
      <style:text-properties style:text-line-through-style="solid" style:text-line-through-type="single" style:font-name="DejaVu Sans Condensed" fo:font-size="12pt" officeooo:rsid="004958b0" officeooo:paragraph-rsid="004958b0" style:font-size-asian="12pt" style:font-name-complex="DejaVu Sans Condensed3" style:font-size-complex="12pt"/>
    </style:style>
    <style:style style:name="T1" style:family="text">
      <style:text-properties style:font-name="DejaVu Sans Condensed2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2" fo:font-size="12pt" fo:font-weight="normal" officeooo:rsid="0019eb27" style:font-size-asian="12pt" style:font-weight-asian="normal" style:font-size-complex="12pt" style:font-weight-complex="normal"/>
    </style:style>
    <style:style style:name="T3" style:family="text">
      <style:text-properties style:font-name="DejaVu Sans Condensed2" fo:font-size="12pt" fo:font-weight="normal" officeooo:rsid="001bf317" style:font-size-asian="12pt" style:font-weight-asian="normal" style:font-size-complex="12pt" style:font-weight-complex="normal"/>
    </style:style>
    <style:style style:name="T4" style:family="text">
      <style:text-properties style:font-name="DejaVu Sans Condensed2" fo:font-size="12pt" fo:font-weight="normal" officeooo:rsid="001ae3ab" style:font-size-asian="12pt" style:font-weight-asian="normal" style:font-size-complex="12pt" style:font-weight-complex="normal"/>
    </style:style>
    <style:style style:name="T5" style:family="text">
      <style:text-properties style:font-name="DejaVu Sans Condensed2" fo:font-size="12pt" fo:font-weight="normal" officeooo:rsid="002055ab" style:font-size-asian="12pt" style:font-weight-asian="normal" style:font-size-complex="12pt" style:font-weight-complex="normal"/>
    </style:style>
    <style:style style:name="T6" style:family="text">
      <style:text-properties style:font-name="DejaVu Sans Condensed2" fo:font-size="12pt" fo:font-weight="normal" officeooo:rsid="00225a1c" style:font-size-asian="12pt" style:font-weight-asian="normal" style:font-size-complex="12pt" style:font-weight-complex="normal"/>
    </style:style>
    <style:style style:name="T7" style:family="text">
      <style:text-properties style:font-name="DejaVu Sans Condensed2" fo:font-size="12pt" fo:font-weight="normal" officeooo:rsid="00242ae4" style:font-size-asian="12pt" style:font-weight-asian="normal" style:font-size-complex="12pt" style:font-weight-complex="normal"/>
    </style:style>
    <style:style style:name="T8" style:family="text">
      <style:text-properties style:font-name="DejaVu Sans Condensed2" fo:font-size="12pt" fo:font-weight="normal" officeooo:rsid="0027aaf2" style:font-size-asian="12pt" style:font-weight-asian="normal" style:font-size-complex="12pt" style:font-weight-complex="normal"/>
    </style:style>
    <style:style style:name="T9" style:family="text">
      <style:text-properties style:font-name="DejaVu Sans Condensed2" fo:font-size="12pt" fo:font-weight="normal" officeooo:rsid="002de971" style:font-size-asian="12pt" style:font-weight-asian="normal" style:font-size-complex="12pt" style:font-weight-complex="normal"/>
    </style:style>
    <style:style style:name="T10" style:family="text">
      <style:text-properties style:font-name="DejaVu Sans Condensed2" fo:font-size="12pt" fo:font-weight="normal" officeooo:rsid="0031f554" style:font-size-asian="12pt" style:font-weight-asian="normal" style:font-size-complex="12pt" style:font-weight-complex="normal"/>
    </style:style>
    <style:style style:name="T11" style:family="text">
      <style:text-properties style:font-name="DejaVu Sans Condensed2" fo:font-size="12pt" fo:font-weight="normal" officeooo:rsid="0040434f" style:font-size-asian="12pt" style:font-weight-asian="normal" style:font-size-complex="12pt" style:font-weight-complex="normal"/>
    </style:style>
    <style:style style:name="T12" style:family="text">
      <style:text-properties style:font-name="DejaVu Sans Condensed2" fo:font-size="12pt" fo:font-weight="normal" officeooo:rsid="00455108" style:font-size-asian="12pt" style:font-weight-asian="normal" style:font-size-complex="12pt" style:font-weight-complex="normal"/>
    </style:style>
    <style:style style:name="T13" style:family="text">
      <style:text-properties style:font-name="DejaVu Sans Condensed2" fo:font-size="12pt" fo:font-weight="normal" officeooo:rsid="0044707e" style:font-size-asian="12pt" style:font-weight-asian="normal" style:font-size-complex="12pt" style:font-weight-complex="normal"/>
    </style:style>
    <style:style style:name="T14" style:family="text">
      <style:text-properties style:font-name="DejaVu Sans Condensed2" fo:font-size="12pt" fo:font-weight="normal" officeooo:rsid="004a17bb" style:font-size-asian="12pt" style:font-weight-asian="normal" style:font-size-complex="12pt" style:font-weight-complex="normal"/>
    </style:style>
    <style:style style:name="T15" style:family="text">
      <style:text-properties style:font-name="DejaVu Sans Condensed2" fo:font-size="12pt" fo:font-weight="normal" officeooo:rsid="004c4623" style:font-size-asian="12pt" style:font-weight-asian="normal" style:font-size-complex="12pt" style:font-weight-complex="normal"/>
    </style:style>
    <style:style style:name="T16" style:family="text">
      <style:text-properties style:font-name="DejaVu Sans Condensed2" fo:font-size="12pt" fo:font-weight="normal" officeooo:rsid="004d6751" style:font-size-asian="12pt" style:font-weight-asian="normal" style:font-size-complex="12pt" style:font-weight-complex="normal"/>
    </style:style>
    <style:style style:name="T17" style:family="text">
      <style:text-properties style:font-name="DejaVu Sans Condensed2" fo:font-size="12pt" fo:font-weight="normal" officeooo:rsid="004e1a67" style:font-size-asian="12pt" style:font-weight-asian="normal" style:font-size-complex="12pt" style:font-weight-complex="normal"/>
    </style:style>
    <style:style style:name="T18" style:family="text">
      <style:text-properties style:font-name="DejaVu Sans Condensed2" fo:font-size="12pt" fo:font-weight="normal" officeooo:rsid="004f15a5" style:font-size-asian="12pt" style:font-weight-asian="normal" style:font-size-complex="12pt" style:font-weight-complex="normal"/>
    </style:style>
    <style:style style:name="T19" style:family="text">
      <style:text-properties style:font-name="DejaVu Sans Condensed2" fo:font-size="12pt" fo:font-weight="normal" officeooo:rsid="004fc339" style:font-size-asian="12pt" style:font-weight-asian="normal" style:font-size-complex="12pt" style:font-weight-complex="normal"/>
    </style:style>
    <style:style style:name="T20" style:family="text">
      <style:text-properties style:font-name="DejaVu Sans Condensed2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DejaVu Sans Condensed2" fo:font-size="12pt" fo:font-weight="bold" officeooo:rsid="00242ae4" style:font-size-asian="12pt" style:font-weight-asian="bold" style:font-size-complex="12pt" style:font-weight-complex="bold"/>
    </style:style>
    <style:style style:name="T22" style:family="text">
      <style:text-properties style:font-name="DejaVu Sans Condensed2" fo:font-size="12pt" fo:font-weight="bold" officeooo:rsid="0019eb27" style:font-size-asian="12pt" style:font-weight-asian="bold" style:font-size-complex="12pt" style:font-weight-complex="bold"/>
    </style:style>
    <style:style style:name="T23" style:family="text">
      <style:text-properties style:font-name="DejaVu Sans Condensed2" fo:font-size="12pt" fo:font-weight="bold" officeooo:rsid="001c0208" style:font-size-asian="12pt" style:font-weight-asian="bold" style:font-size-complex="12pt" style:font-weight-complex="bold"/>
    </style:style>
    <style:style style:name="T24" style:family="text">
      <style:text-properties style:font-name="DejaVu Sans Condensed2" fo:font-size="12pt" fo:font-weight="bold" officeooo:rsid="0027aaf2" style:font-size-asian="12pt" style:font-weight-asian="bold" style:font-size-complex="12pt" style:font-weight-complex="bold"/>
    </style:style>
    <style:style style:name="T25" style:family="text">
      <style:text-properties style:font-name="DejaVu Sans Condensed2" fo:font-size="12pt" fo:font-weight="bold" officeooo:rsid="002bf1a0" style:font-size-asian="12pt" style:font-weight-asian="bold" style:font-size-complex="12pt" style:font-weight-complex="bold"/>
    </style:style>
    <style:style style:name="T26" style:family="text">
      <style:text-properties style:font-name="DejaVu Sans Condensed2" fo:font-size="12pt" fo:font-weight="bold" officeooo:rsid="001ae3ab" style:font-size-asian="12pt" style:font-weight-asian="bold" style:font-size-complex="12pt" style:font-weight-complex="bold"/>
    </style:style>
    <style:style style:name="T27" style:family="text">
      <style:text-properties style:font-name="DejaVu Sans Condensed2" fo:font-size="12pt" fo:font-weight="bold" officeooo:rsid="002ccbad" style:font-size-asian="12pt" style:font-weight-asian="bold" style:font-size-complex="12pt" style:font-weight-complex="bold"/>
    </style:style>
    <style:style style:name="T28" style:family="text">
      <style:text-properties style:font-name="DejaVu Sans Condensed2" fo:font-size="12pt" fo:font-weight="bold" officeooo:rsid="0031f554" style:font-size-asian="12pt" style:font-weight-asian="bold" style:font-size-complex="12pt" style:font-weight-complex="bold"/>
    </style:style>
    <style:style style:name="T29" style:family="text">
      <style:text-properties style:font-name="DejaVu Sans Condensed2" fo:font-size="12pt" fo:font-weight="bold" officeooo:rsid="0040434f" style:font-size-asian="12pt" style:font-weight-asian="bold" style:font-size-complex="12pt" style:font-weight-complex="bold"/>
    </style:style>
    <style:style style:name="T30" style:family="text">
      <style:text-properties style:font-name="DejaVu Sans Condensed2" fo:font-size="12pt" fo:font-weight="bold" officeooo:rsid="001bf317" style:font-size-asian="12pt" style:font-weight-asian="bold" style:font-size-complex="12pt" style:font-weight-complex="bold"/>
    </style:style>
    <style:style style:name="T31" style:family="text">
      <style:text-properties style:font-name="DejaVu Sans Condensed2" fo:font-size="12pt" fo:font-weight="bold" officeooo:rsid="00368855" style:font-size-asian="12pt" style:font-weight-asian="bold" style:font-size-complex="12pt" style:font-weight-complex="bold"/>
    </style:style>
    <style:style style:name="T32" style:family="text">
      <style:text-properties style:font-name="DejaVu Sans Condensed2" fo:font-size="12pt" fo:font-weight="bold" officeooo:rsid="00441351" style:font-size-asian="12pt" style:font-weight-asian="bold" style:font-size-complex="12pt" style:font-weight-complex="bold"/>
    </style:style>
    <style:style style:name="T33" style:family="text">
      <style:text-properties style:font-name="DejaVu Sans Condensed2" fo:font-size="12pt" fo:font-weight="bold" officeooo:rsid="004421a3" style:font-size-asian="12pt" style:font-weight-asian="bold" style:font-size-complex="12pt" style:font-weight-complex="bold"/>
    </style:style>
    <style:style style:name="T34" style:family="text">
      <style:text-properties style:font-name="DejaVu Sans Condensed2" fo:font-size="12pt" fo:font-weight="bold" officeooo:rsid="00455108" style:font-size-asian="12pt" style:font-weight-asian="bold" style:font-size-complex="12pt" style:font-weight-complex="bold"/>
    </style:style>
    <style:style style:name="T35" style:family="text">
      <style:text-properties style:font-name="DejaVu Sans Condensed2" fo:font-size="12pt" fo:font-weight="bold" officeooo:rsid="0044707e" style:font-size-asian="12pt" style:font-weight-asian="bold" style:font-size-complex="12pt" style:font-weight-complex="bold"/>
    </style:style>
    <style:style style:name="T36" style:family="text">
      <style:text-properties style:font-name="DejaVu Sans Condensed2" fo:font-size="12pt" fo:font-weight="bold" officeooo:rsid="0030263c" style:font-size-asian="12pt" style:font-weight-asian="bold" style:font-size-complex="12pt" style:font-weight-complex="bold"/>
    </style:style>
    <style:style style:name="T37" style:family="text">
      <style:text-properties style:font-name="DejaVu Sans Condensed2" fo:font-size="12pt" fo:font-weight="bold" officeooo:rsid="00477a52" style:font-size-asian="12pt" style:font-weight-asian="bold" style:font-size-complex="12pt" style:font-weight-complex="bold"/>
    </style:style>
    <style:style style:name="T38" style:family="text">
      <style:text-properties style:font-name="DejaVu Sans Condensed2" fo:font-size="12pt" fo:font-weight="bold" officeooo:rsid="002f2abb" style:font-size-asian="12pt" style:font-weight-asian="bold" style:font-size-complex="12pt" style:font-weight-complex="bold"/>
    </style:style>
    <style:style style:name="T39" style:family="text">
      <style:text-properties style:font-name="DejaVu Sans Condensed2" fo:font-size="12pt" fo:font-weight="bold" officeooo:rsid="003148d5" style:font-size-asian="12pt" style:font-weight-asian="bold" style:font-size-complex="12pt" style:font-weight-complex="bold"/>
    </style:style>
    <style:style style:name="T40" style:family="text">
      <style:text-properties style:font-name="DejaVu Sans Condensed2" fo:font-size="12pt" fo:font-weight="bold" officeooo:rsid="004a17bb" style:font-size-asian="12pt" style:font-weight-asian="bold" style:font-size-complex="12pt" style:font-weight-complex="bold"/>
    </style:style>
    <style:style style:name="T41" style:family="text">
      <style:text-properties style:font-name="DejaVu Sans Condensed2" fo:font-size="12pt" fo:font-weight="bold" officeooo:rsid="004d6751" style:font-size-asian="12pt" style:font-weight-asian="bold" style:font-size-complex="12pt" style:font-weight-complex="bold"/>
    </style:style>
    <style:style style:name="T42" style:family="text">
      <style:text-properties style:font-name="DejaVu Sans Condensed2" fo:font-size="12pt" fo:font-weight="bold" officeooo:rsid="004e1a67" style:font-size-asian="12pt" style:font-weight-asian="bold" style:font-size-complex="12pt" style:font-weight-complex="bold"/>
    </style:style>
    <style:style style:name="T43" style:family="text">
      <style:text-properties style:font-name="DejaVu Sans Condensed2" fo:font-size="12pt" fo:font-weight="bold" officeooo:rsid="004f15a5" style:font-size-asian="12pt" style:font-weight-asian="bold" style:font-size-complex="12pt" style:font-weight-complex="bold"/>
    </style:style>
    <style:style style:name="T44" style:family="text">
      <style:text-properties style:font-name="DejaVu Sans Condensed2" fo:font-size="12pt" fo:font-weight="bold" officeooo:rsid="004fc339" style:font-size-asian="12pt" style:font-weight-asian="bold" style:font-size-complex="12pt" style:font-weight-complex="bold"/>
    </style:style>
    <style:style style:name="T45" style:family="text">
      <style:text-properties style:font-name="DejaVu Sans Condensed2" fo:font-size="12pt" fo:font-weight="bold" officeooo:rsid="0056588c" style:font-size-asian="12pt" style:font-weight-asian="bold" style:font-size-complex="12pt" style:font-weight-complex="bold"/>
    </style:style>
    <style:style style:name="T46" style:family="text">
      <style:text-properties style:font-name="DejaVu Sans Condensed2" fo:font-size="12pt" fo:font-weight="bold" officeooo:rsid="0057d8ce" style:font-size-asian="12pt" style:font-weight-asian="bold" style:font-size-complex="12pt" style:font-weight-complex="bold"/>
    </style:style>
    <style:style style:name="T47" style:family="text">
      <style:text-properties style:font-name="DejaVu Sans Condensed2" fo:font-size="12pt" fo:font-style="italic" style:text-underline-style="none" fo:font-weight="normal" officeooo:rsid="004d6751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style:font-name="DejaVu Sans Condensed2" fo:font-size="12pt" fo:font-style="italic" style:text-underline-style="none" fo:font-weight="bold" officeooo:rsid="004d6751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officeooo:rsid="001bf317"/>
    </style:style>
    <style:style style:name="T50" style:family="text">
      <style:text-properties officeooo:rsid="001ae3ab"/>
    </style:style>
    <style:style style:name="T51" style:family="text">
      <style:text-properties officeooo:rsid="001f9578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1ae3ab" style:font-weight-asian="bold" style:font-weight-complex="bold"/>
    </style:style>
    <style:style style:name="T54" style:family="text">
      <style:text-properties fo:font-weight="bold" officeooo:rsid="001bf317" style:font-weight-asian="bold" style:font-weight-complex="bold"/>
    </style:style>
    <style:style style:name="T55" style:family="text">
      <style:text-properties fo:font-weight="bold" officeooo:rsid="001f9578" style:font-weight-asian="bold" style:font-weight-complex="bold"/>
    </style:style>
    <style:style style:name="T56" style:family="text">
      <style:text-properties fo:font-weight="bold" officeooo:rsid="0040434f" style:font-weight-asian="bold" style:font-weight-complex="bold"/>
    </style:style>
    <style:style style:name="T57" style:family="text">
      <style:text-properties officeooo:rsid="00284999"/>
    </style:style>
    <style:style style:name="T58" style:family="text">
      <style:text-properties officeooo:rsid="002bf1a0"/>
    </style:style>
    <style:style style:name="T59" style:family="text">
      <style:text-properties style:font-name="DejaVu Sans Condensed1" fo:font-size="12pt" fo:font-weight="normal" officeooo:rsid="0039f8f9" style:font-size-asian="12pt" style:font-weight-asian="normal" style:font-size-complex="12pt" style:font-weight-complex="normal"/>
    </style:style>
    <style:style style:name="T60" style:family="text">
      <style:text-properties officeooo:rsid="003148d5"/>
    </style:style>
    <style:style style:name="T61" style:family="text">
      <style:text-properties officeooo:rsid="0040434f"/>
    </style:style>
    <style:style style:name="T62" style:family="text">
      <style:text-properties officeooo:rsid="0044707e"/>
    </style:style>
    <style:style style:name="T63" style:family="text">
      <style:text-properties officeooo:rsid="00455108"/>
    </style:style>
    <style:style style:name="T64" style:family="text">
      <style:text-properties style:font-name="DejaVu Sans Condensed" style:font-name-complex="DejaVu Sans Condensed3"/>
    </style:style>
    <style:style style:name="T65" style:family="text">
      <style:text-properties style:font-name="DejaVu Sans Condensed" officeooo:rsid="004958b0" style:font-name-complex="DejaVu Sans Condensed3"/>
    </style:style>
    <style:style style:name="T66" style:family="text">
      <style:text-properties style:font-name="DejaVu Sans Condensed" fo:font-size="12pt" style:font-size-asian="12pt" style:font-name-complex="DejaVu Sans Condensed3" style:font-size-complex="12pt"/>
    </style:style>
    <style:style style:name="T67" style:family="text">
      <style:text-properties style:font-name="DejaVu Sans Condensed" fo:font-size="12pt" officeooo:rsid="003148d5" style:font-size-asian="12pt" style:font-name-complex="DejaVu Sans Condensed3" style:font-size-complex="12pt"/>
    </style:style>
    <style:style style:name="T68" style:family="text">
      <style:text-properties style:font-name="DejaVu Sans Condensed" fo:font-size="12pt" officeooo:rsid="004958b0" style:font-size-asian="12pt" style:font-name-complex="DejaVu Sans Condensed3" style:font-size-complex="12pt"/>
    </style:style>
    <style:style style:name="T69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69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D1" office:value-type="string">
            <text:p text:style-name="P2">4xx - A2A</text:p>
          </table:table-cell>
          <table:table-cell table:style-name="Table1.D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46">202</text:span><text:span text:style-name="T36"> - </text:span><text:span text:style-name="T45">Ground</text:span><text:span text:style-name="T37"> - </text:span><text:span text:style-name="T38">Pre</text:span><text:span text:style-name="T35">f</text:span><text:span text:style-name="T22">light, </text:span><text:span text:style-name="T39">Performance Limits</text:span></text:p>
      <text:p text:style-name="P16"/>
      <text:p text:style-name="P16"><text:span text:style-name="T62">Preflight</text:span> (<text:span text:style-name="T62">after cold start or from </text:span>hot start)</text:p>
      <text:p text:style-name="P18">Right side:</text:p>
      <text:list xml:id="list2717484501" text:style-name="L1">
        <text:list-item>
          <text:p text:style-name="P4"><text:span text:style-name="T30">Ejection </text:span><text:span text:style-name="T29">S</text:span><text:span text:style-name="T30">eat</text:span><text:span text:style-name="T3"> ... </text:span><text:span text:style-name="T22">Arm</text:span><text:span text:style-name="T2"> </text:span><text:span text:style-name="T9">(push down lever on left side of seat)</text:span></text:p>
        </text:list-item>
        <text:list-item>
          <text:p text:style-name="P4"><text:span text:style-name="T30">Lights</text:span><text:span text:style-name="T3"> ... </text:span><text:span text:style-name="T22">CONSOLES</text:span><text:span text:style-name="T2"> and </text:span><text:span text:style-name="T22">INST PNL</text:span><text:span text:style-name="T2"> </text:span><text:span text:style-name="T3">knobs </text:span><text:span text:style-name="T2">as desired </text:span><text:span text:style-name="T12">(right console)</text:span></text:p>
        </text:list-item>
        <text:list-item>
          <text:p text:style-name="P20"><text:span text:style-name="T54">FLIR</text:span><text:span text:style-name="T49"> switch ... </text:span><text:span text:style-name="T52">STBY</text:span> or <text:span text:style-name="T52">ON</text:span> <text:span text:style-name="T51">(</text:span><text:span text:style-name="T55">T3 switch</text:span><text:span text:style-name="T51">) </text:span>if using TPOD so it can start warming up<text:span text:style-name="T51">.</text:span></text:p>
        </text:list-item>
        <text:list-item>
          <text:p text:style-name="P4"><text:span text:style-name="T30">R</text:span><text:span text:style-name="T22">adar </text:span><text:span text:style-name="T31">A</text:span><text:span text:style-name="T22">ltimeter</text:span><text:span text:style-name="T2"> ... </text:span><text:span text:style-name="T29">Set bug a</text:span><text:span text:style-name="T22">s desired</text:span><text:span text:style-name="T2"> </text:span><text:span text:style-name="T11">(I set 100 ft)</text:span></text:p>
        </text:list-item>
        <text:list-item>
          <text:p text:style-name="P21"><text:span text:style-name="T52">HMD</text:span> <text:span text:style-name="T50">knob </text:span>... <text:span text:style-name="T53">Full brightness</text:span><text:span text:style-name="T50"> or as desired </text:span><text:span text:style-name="T63">(instrument panel far right)</text:span></text:p>
        </text:list-item>
        <text:list-item>
          <text:p text:style-name="P23"><text:span text:style-name="T52">IR COOL</text:span> switch ... <text:span text:style-name="T52">NORM</text:span> (begins cooling Sidewinders, 3 hours of coolant)</text:p>
        </text:list-item>
        <text:list-item>
          <text:p text:style-name="P24"><text:span text:style-name="T52">INS</text:span> knob ... <text:span text:style-name="T52">IFA</text:span> <text:span text:style-name="T61">if year is 1986 or later, </text:span><text:span text:style-name="T56">NAV</text:span><text:span text:style-name="T61"> if earlier </text:span>(should be set by default in hot start) <text:span text:style-name="T63">(right console)</text:span></text:p>
        </text:list-item>
      </text:list>
      <text:p text:style-name="P19">Center console, bottom to top:</text:p>
      <text:list xml:id="list215940795694938" text:continue-numbering="true" text:style-name="L1">
        <text:list-item>
          <text:p text:style-name="P5"><text:span text:style-name="T22">DISPENSER</text:span><text:span text:style-name="T2"> </text:span><text:span text:style-name="T4">switch </text:span><text:span text:style-name="T2">... </text:span><text:span text:style-name="T40">ON</text:span><text:span text:style-name="T14"> or </text:span><text:span text:style-name="T22">BYPASS</text:span></text:p>
        </text:list-item>
      </text:list>
      <text:list text:style-name="L2">
        <text:list-item>
          <text:list>
            <text:list-item>
              <text:p text:style-name="P12"><text:span text:style-name="T40">ON</text:span><text:span text:style-name="T14"> -- Countermeasures controlled by ALE-47 system:</text:span></text:p>
            </text:list-item>
          </text:list>
        </text:list-item>
      </text:list>
      <text:list xml:id="list215941948712505" text:continue-list="list215940795694938" text:style-name="L1">
        <text:list-item>
          <text:list>
            <text:list-item>
              <text:list>
                <text:list-item>
                  <text:p text:style-name="P5"><text:span text:style-name="T19">On</text:span><text:span text:style-name="T14"> </text:span><text:span text:style-name="T40">EW</text:span><text:span text:style-name="T14"> </text:span><text:span text:style-name="T19">MFD </text:span><text:span text:style-name="T14">page, </text:span><text:span text:style-name="T19">p</text:span><text:span text:style-name="T14">ress </text:span><text:span text:style-name="T40">ALE-47</text:span><text:span text:style-name="T14"> OSB to box it. <text:s/>It will say SF TEST, then PBIT GO, then </text:span><text:span text:style-name="T40">STBY</text:span><text:span text:style-name="T14">.</text:span></text:p>
                </text:list-item>
                <text:list-item>
                  <text:p text:style-name="P5"><text:span text:style-name="T14">Press </text:span><text:span text:style-name="T40">MODE</text:span><text:span text:style-name="T14"> OSB to cycle the modes </text:span><text:span text:style-name="T17">(shown under </text:span><text:span text:style-name="T42">ALE-47</text:span><text:span text:style-name="T17">)</text:span><text:span text:style-name="T14">: STBY -&gt; MAN n -&gt; S/A </text:span><text:span text:style-name="T17">n</text:span><text:span text:style-name="T14"> -&gt; AUTO</text:span></text:p>
                </text:list-item>
                <text:list-item>
                  <text:p text:style-name="P6"><text:span text:style-name="T14">U</text:span><text:span text:style-name="T18">se </text:span><text:span text:style-name="T43">MAN n</text:span><text:span text:style-name="T18"> mode (</text:span><text:span text:style-name="T19">In S/A and AUTO mode the CM system automatically selects which countermeasures to use and may be wasteful</text:span><text:span text:style-name="T18">).</text:span></text:p>
                </text:list-item>
                <text:list-item>
                  <text:p text:style-name="P7"><text:span text:style-name="T18">P</text:span><text:span text:style-name="T14">ress </text:span><text:span text:style-name="T40">STEP</text:span><text:span text:style-name="T14"> OSB to cycle the selected program number (n). <text:s/></text:span><text:span text:style-name="T16">Default programs:</text:span></text:p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p text:style-name="P13"><text:span text:style-name="T14"><text:s/><text:tab/></text:span><text:span text:style-name="T40">PROG </text:span><text:span text:style-name="T41">#</text:span><text:span text:style-name="T40"><text:tab/>C</text:span><text:span text:style-name="T41">h</text:span><text:span text:style-name="T40"><text:tab/>Fl<text:tab/>Rpt<text:tab/>I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><text:tab/><text:tab/><text:tab/>PROG 1<text:tab/>1<text:tab/>1<text:tab/>10<text:tab/>1.0</text:p>
      <text:p text:style-name="P25"><text:tab/><text:tab/><text:tab/>PROG 2<text:tab/>1<text:tab/>1<text:tab/>10<text:tab/>0.5</text:p>
      <text:p text:style-name="P25"><text:tab/><text:tab/><text:tab/>PROG 3<text:tab/>2<text:tab/>2<text:tab/>5<text:tab/>1.0</text:p>
      <text:p text:style-name="P25"><text:tab/><text:tab/><text:tab/>PROG 4<text:tab/>2<text:tab/>2<text:tab/>10<text:tab/>0.5</text:p>
      <text:p text:style-name="P14"><text:span text:style-name="T14"><text:tab/><text:tab/><text:tab/>PROG 5<text:tab/>1<text:tab/>1<text:tab/>2<text:tab/>1.0<text:tab/>&lt;-- </text:span><text:span text:style-name="T48">CM hat forward</text:span><text:span text:style-name="T47"> always triggers PROG 5</text:span></text:p>
      <text:list xml:id="list215942658777579" text:continue-list="list215941948712505" text:style-name="L1">
        <text:list-item>
          <text:list>
            <text:list-item>
              <text:list>
                <text:list-item>
                  <text:p text:style-name="P31"><text:span text:style-name="T1">To change or view program settings, press </text:span><text:span text:style-name="T20">ARM</text:span><text:span text:style-name="T1"> OSB. <text:s/>Then press </text:span><text:span text:style-name="T20">CHAF</text:span><text:span text:style-name="T1">, </text:span><text:span text:style-name="T20">FLAR</text:span><text:span text:style-name="T1">, </text:span><text:span text:style-name="T20">RPT</text:span><text:span text:style-name="T1">, or </text:span><text:span text:style-name="T20">INT</text:span><text:span text:style-name="T1"> OSBs and use up and down arrow OSBs to increment/decrement the number. <text:s/>Press </text:span><text:span text:style-name="T20">SAVE</text:span><text:span text:style-name="T1"> OSB when finished, then </text:span><text:span text:style-name="T20">RTN</text:span><text:span text:style-name="T1"> OSB to go back to main EW page. <text:s/>(OTH1 and OTH2 are for "Gen-X expendables", not yet implemented.)</text:span></text:p>
                </text:list-item>
                <text:list-item>
                  <text:p text:style-name="P32"><text:span text:style-name="T20">C</text:span><text:span text:style-name="T41">M</text:span><text:span text:style-name="T20"> hat </text:span><text:span text:style-name="T41">back</text:span><text:span text:style-name="T1"> triggers </text:span><text:span text:style-name="T20">selected program</text:span><text:span text:style-name="T1">, </text:span><text:span text:style-name="T41">CM</text:span><text:span text:style-name="T20"> hat </text:span><text:span text:style-name="T41">forward</text:span><text:span text:style-name="T1"> triggers </text:span><text:span text:style-name="T20">PROG 5</text:span><text:span text:style-name="T1">.</text:span></text:p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p text:style-name="P15"><text:span text:style-name="T40">BYPASS</text:span><text:span text:style-name="T2"> -- </text:span><text:span text:style-name="T14">Manual </text:span><text:span text:style-name="T15">control</text:span><text:span text:style-name="T14">. </text:span><text:span text:style-name="T40"><text:s/></text:span><text:span text:style-name="T44">CM</text:span><text:span text:style-name="T40"> hat forward</text:span><text:span text:style-name="T14"> drops </text:span><text:span text:style-name="T40">2x chaff</text:span><text:span text:style-name="T14">, </text:span><text:span text:style-name="T44">CM hat back</text:span><text:span text:style-name="T14"> drops </text:span><text:span text:style-name="T40">2x flares</text:span><text:span text:style-name="T14">.</text:span></text:p>
            </text:list-item>
          </text:list>
        </text:list-item>
      </text:list>
      <text:list xml:id="list215940706112430" text:continue-list="list215942658777579" text:style-name="L1">
        <text:list-item>
          <text:p text:style-name="P8"><text:span text:style-name="T22">ECM</text:span><text:span text:style-name="T2"> </text:span><text:span text:style-name="T4">knob ... </text:span><text:span text:style-name="T22">REC</text:span><text:span text:style-name="T2"> (</text:span><text:span text:style-name="T32">Top Hat </text:span><text:span text:style-name="T33">down</text:span><text:span text:style-name="T2">)</text:span></text:p>
        </text:list-item>
        <text:list-item>
          <text:p text:style-name="P22"><text:span text:style-name="T53">RWR</text:span><text:span text:style-name="T50"> ... </text:span><text:span text:style-name="T53">ON</text:span><text:span text:style-name="T50"> (</text:span>ALR-67 POWER button, below center MFD<text:span text:style-name="T50">)</text:span></text:p>
        </text:list-item>
        <text:list-item>
          <text:p text:style-name="P8"><text:span text:style-name="T34">EW</text:span><text:span text:style-name="T4"> </text:span><text:span text:style-name="T12">display ...</text:span><text:span text:style-name="T4"> HUD </text:span><text:span text:style-name="T12">(o</text:span><text:span text:style-name="T4">n </text:span><text:span text:style-name="T5">any </text:span><text:span text:style-name="T2">MFD, go to </text:span><text:span text:style-name="T22">EW</text:span><text:span text:style-name="T2"> page, press </text:span><text:span text:style-name="T22">HUD</text:span><text:span text:style-name="T2"> button</text:span><text:span text:style-name="T12">)</text:span></text:p>
        </text:list-item>
        <text:list-item>
          <text:p text:style-name="P9"><text:span text:style-name="T34">C</text:span><text:span text:style-name="T25">enter MFD</text:span><text:span text:style-name="T8"> ... </text:span><text:span text:style-name="T12">Set initial configuration (O</text:span><text:span text:style-name="T8">n center MFD in </text:span><text:span text:style-name="T24">HSI</text:span><text:span text:style-name="T8"> page (default), press </text:span><text:span text:style-name="T24">GAIN</text:span><text:span text:style-name="T8"> rocker (lower left) </text:span><text:span text:style-name="T24">down</text:span><text:span text:style-name="T8"> about 5 times to make map overlay readable in VR. <text:s/>Then set to </text:span><text:span text:style-name="T24">SA</text:span><text:span text:style-name="T8"> page and adjust range as needed.</text:span><text:span text:style-name="T12">)</text:span></text:p>
        </text:list-item>
        <text:list-item>
          <text:p text:style-name="P22"><text:span text:style-name="T52">ALT</text:span> switch <text:span text:style-name="T58">on UFC</text:span> ... <text:span text:style-name="T53">A</text:span><text:span text:style-name="T52">s desired</text:span> <text:span text:style-name="T50">(shows barometric or radar altitude in the HUD)</text:span></text:p>
        </text:list-item>
        <text:list-item>
          <text:p text:style-name="P22"><text:span text:style-name="T52">IFF</text:span> <text:span text:style-name="T57">button on UFC</text:span>... <text:span text:style-name="T53">On</text:span> <text:span text:style-name="T50">(</text:span>shows "XP" in UFC and ":4A"<text:span text:style-name="T50">)</text:span></text:p>
        </text:list-item>
        <text:list-item>
          <text:p text:style-name="P22"><text:span text:style-name="T52">D/L</text:span> <text:span text:style-name="T57">button on UFC</text:span>... <text:span text:style-name="T53">On</text:span></text:p>
        </text:list-item>
        <text:list-item>
          <text:p text:style-name="P10"><text:span text:style-name="T34">R</text:span><text:span text:style-name="T35">adios</text:span><text:span text:style-name="T13"> ... </text:span><text:span text:style-name="T34">As needed</text:span><text:span text:style-name="T12"> (click radio knobs on left or right of UFC to set channel, or tune manually)</text:span></text:p>
        </text:list-item>
      </text:list>
      <text:p text:style-name="P19">Left side:</text:p>
      <text:list xml:id="list215940978110255" text:continue-numbering="true" text:style-name="L1">
        <text:list-item>
          <text:p text:style-name="P8"><text:span text:style-name="T27">BINGO</text:span><text:span text:style-name="T2"> fuel </text:span><text:span text:style-name="T4">amount ... </text:span><text:span text:style-name="T26">As desired</text:span><text:span text:style-name="T2"> </text:span><text:span text:style-name="T12">(</text:span><text:span text:style-name="T22">IFEI Up Arrow</text:span><text:span text:style-name="T2"> button on engine monitor; 3000 lbs is a good start</text:span><text:span text:style-name="T12">)</text:span></text:p>
        </text:list-item>
        <text:list-item>
          <text:p text:style-name="P8"><text:span text:style-name="T34">Weapons</text:span><text:span text:style-name="T12"> ... </text:span><text:span text:style-name="T34">Begin alignment/warmup</text:span><text:span text:style-name="T4"> </text:span><text:span text:style-name="T12">(</text:span><text:span text:style-name="T2">On left MFD, go to </text:span><text:span text:style-name="T23">STORES</text:span><text:span text:style-name="T2"> page, </text:span><text:span text:style-name="T4">select weapons as needed to start alignment/warmup. <text:s/>JDAMs may need up to 8 minutes, Mavericks need 3 minutes.</text:span><text:span text:style-name="T12">)</text:span></text:p>
        </text:list-item>
        <text:list-item>
          <text:p text:style-name="P33"><text:span text:style-name="T20">RWR volume</text:span><text:span text:style-name="T1"> ... </text:span><text:span text:style-name="T20">As desired</text:span><text:span text:style-name="T1"> </text:span><text:span text:style-name="T10">(</text:span><text:span text:style-name="T28">Shift-E1 rotate</text:span><text:span text:style-name="T10">, </text:span><text:span text:style-name="T12">actual knob is by left elbow</text:span><text:span text:style-name="T10">)</text:span></text:p>
        </text:list-item>
      </text:list>
      <text:p text:style-name="P19">HOTAS:</text:p>
      <text:list xml:id="list215940974681408" text:continue-numbering="true" text:style-name="L1">
        <text:list-item>
          <text:p text:style-name="P11"><text:span text:style-name="T26">T</text:span><text:span text:style-name="T22">akeoff trim</text:span><text:span text:style-name="T2"> ... </text:span><text:span text:style-name="T7">Press </text:span><text:span text:style-name="T21">Trim Reset button</text:span><text:span text:style-name="T7"> (</text:span><text:span text:style-name="T21">Trim Hat </text:span><text:span text:style-name="T34">press</text:span><text:span text:style-name="T7">)</text:span><text:span text:style-name="T4">, </text:span><text:span text:style-name="T7">or manually</text:span><text:span text:style-name="T4"> +1</text:span><text:span text:style-name="T6">2</text:span><text:span text:style-name="T59">°</text:span><text:span text:style-name="T4"> elevator </text:span><text:span text:style-name="T7">nose up.</text:span></text:p>
        </text:list-item>
      </text:list>
      <text:p text:style-name="P26"/>
      <text:p text:style-name="P17">Performance limits</text:p>
      <text:list text:style-name="L5">
        <text:list-item>
          <text:p text:style-name="P28"><text:span text:style-name="T64">Fuel: </text:span><text:span text:style-name="T65">10803</text:span><text:span text:style-name="T64"> lbs internal</text:span></text:p>
          <text:list>
            <text:list-item>
              <text:p text:style-name="P34"><text:span text:style-name="T67">w</text:span><text:span text:style-name="T66">ith 1x drop tanks (2244 lbs ea.) = 13047 lbs</text:span></text:p>
            </text:list-item>
            <text:list-item>
              <text:p text:style-name="P35"><text:span text:style-name="T67">with 2x drop tanks (</text:span><text:span text:style-name="T68">2244</text:span><text:span text:style-name="T67"> lbs ea.) = </text:span><text:span text:style-name="T68">15291</text:span><text:span text:style-name="T67"> lbs</text:span></text:p>
            </text:list-item>
            <text:list-item>
              <text:p text:style-name="P36">with 3x drop tanks (2244 lbs ea.) = 17536 lbs</text:p>
            </text:list-item>
          </text:list>
        </text:list-item>
        <text:list-item>
          <text:p text:style-name="P28">Flaps: <text:span text:style-name="T52">250 kts</text:span> (flaps retract automatically so cannot be damaged by overspeed, but if the switch is set to FULL or HALF they will deploy under 250 kts and can make control unpredictable)</text:p>
        </text:list-item>
        <text:list-item>
          <text:p text:style-name="P29">Landing Gear: <text:s/><text:span text:style-name="T52">250 kts</text:span></text:p>
        </text:list-item>
        <text:list-item>
          <text:p text:style-name="P29">Rolling speed on ground:</text:p>
          <text:list>
            <text:list-item>
              <text:p text:style-name="P29"><text:span text:style-name="T60">Main wheels:</text:span> <text:span text:style-name="T60">21</text:span>0 kts</text:p>
            </text:list-item>
            <text:list-item>
              <text:p text:style-name="P28">Nose wheel: 190 kts</text:p>
            </text:list-item>
          </text:list>
        </text:list-item>
        <text:list-item>
          <text:p text:style-name="P29">Refueling probe:</text:p>
          <text:list>
            <text:list-item>
              <text:p text:style-name="P28">Extension/retraction: 300 kts</text:p>
            </text:list-item>
            <text:list-item>
              <text:p text:style-name="P29"><text:span text:style-name="T60">E</text:span>xtended <text:span text:style-name="T60">4</text:span>00 kts</text:p>
            </text:list-item>
          </text:list>
        </text:list-item>
        <text:list-item>
          <text:p text:style-name="P28">Canopy open: 60 kts</text:p>
        </text:list-item>
        <text:list-item>
          <text:p text:style-name="P30">Max speed: Mach 1.8 at 40,000 ft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/>
    <style:font-face style:name="DejaVu Sans Condensed2" svg:font-family="'DejaVu Sans Condensed'" style:font-family-generic="swiss" style:font-pitch="variable"/>
    <style:font-face style:name="DejaVu Sans Condensed3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2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4M10S</meta:editing-duration>
    <meta:editing-cycles>68</meta:editing-cycles>
    <meta:generator>LibreOffice/7.4.5.1$Windows_X86_64 LibreOffice_project/9c0871452b3918c1019dde9bfac75448afc4b57f</meta:generator>
    <dc:date>2023-03-20T21:59:40.451000000</dc:date>
    <meta:document-statistic meta:table-count="1" meta:image-count="0" meta:object-count="0" meta:page-count="1" meta:paragraph-count="61" meta:word-count="695" meta:character-count="3494" meta:non-whitespace-character-count="2877"/>
  </office:meta>
</office:document-meta>
</file>